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text-align="center" style:justify-single-word="false" fo:background-color="#ffffff" style:vertical-align="baseline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</style:style>
    <style:style style:name="P3" style:family="paragraph" style:parent-style-name="Standard" style:master-page-name="Standard">
      <loext:graphic-properties draw:fill="solid" draw:fill-color="#ffffff"/>
      <style:paragraph-properties fo:margin-top="0.1252in" fo:margin-bottom="0.1252in" loext:contextual-spacing="false" style:line-height-at-least="0.2665in" fo:text-align="center" style:justify-single-word="false" style:page-number="auto" fo:background-color="#ffffff" style:vertical-align="baseline"/>
    </style:style>
    <style:style style:name="P4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ff8150" fo:font-size="14pt" fo:font-weight="bold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P5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ff8150" style:font-name="Calibri" fo:font-size="14pt" fo:font-weight="bold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P6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ff8150" style:font-name="Calibri" fo:font-size="14pt" fo:font-weight="bold" officeooo:paragraph-rsid="0018524e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P7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111111" fo:font-size="12pt" style:font-name-asian="Times New Roman1" style:font-size-asian="12pt" style:language-asian="en" style:country-asian="GB" style:font-name-complex="Times New Roman1" style:font-size-complex="12pt"/>
    </style:style>
    <style:style style:name="P8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fo:color="#111111" fo:font-size="12pt" officeooo:rsid="00163417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9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text-align="center" style:justify-single-word="false" fo:background-color="#ffffff" style:vertical-align="baseline"/>
    </style:style>
    <style:style style:name="P10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</style:style>
    <style:style style:name="P11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officeooo:paragraph-rsid="00164764"/>
    </style:style>
    <style:style style:name="P12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  <style:text-properties officeooo:paragraph-rsid="0018013e"/>
    </style:style>
    <style:style style:name="P13" style:family="paragraph" style:parent-style-name="Standard">
      <style:text-properties fo:color="#111111" style:font-name="Calibri" style:font-name-asian="Times New Roman1" style:language-asian="en" style:country-asian="GB"/>
    </style:style>
    <style:style style:name="P14" style:family="paragraph" style:parent-style-name="Standard">
      <style:text-properties officeooo:paragraph-rsid="0018013e"/>
    </style:style>
    <style:style style:name="P15" style:family="paragraph" style:parent-style-name="Standard">
      <style:text-properties officeooo:paragraph-rsid="0018524e"/>
    </style:style>
    <style:style style:name="P16" style:family="paragraph" style:parent-style-name="Standard">
      <style:text-properties officeooo:rsid="0018524e" officeooo:paragraph-rsid="0018524e"/>
    </style:style>
    <style:style style:name="P17" style:family="paragraph" style:parent-style-name="Standard" style:list-style-name="WWNum1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style:font-name-asian="Times New Roman1" style:font-size-asian="12pt" style:language-asian="en" style:country-asian="GB" style:font-name-complex="Times New Roman1" style:font-size-complex="12pt"/>
    </style:style>
    <style:style style:name="P18" style:family="paragraph" style:parent-style-name="Standard" style:list-style-name="WWNum2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style:font-name-asian="Times New Roman1" style:font-size-asian="12pt" style:language-asian="en" style:country-asian="GB" style:font-name-complex="Times New Roman1" style:font-size-complex="12pt"/>
    </style:style>
    <style:style style:name="P19" style:family="paragraph" style:parent-style-name="Standard" style:list-style-name="WWNum3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style:font-name-asian="Times New Roman1" style:font-size-asian="12pt" style:language-asian="en" style:country-asian="GB" style:font-name-complex="Times New Roman1" style:font-size-complex="12pt"/>
    </style:style>
    <style:style style:name="P20" style:family="paragraph" style:parent-style-name="Standard" style:list-style-name="WWNum4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21" style:family="paragraph" style:parent-style-name="Standard" style:list-style-name="WWNum1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officeooo:rsid="00164764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22" style:family="paragraph" style:parent-style-name="Standard" style:list-style-name="WWNum4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officeooo:rsid="00164764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23" style:family="paragraph" style:parent-style-name="Standard" style:list-style-name="WWNum4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  <style:text-properties fo:color="#111111" fo:font-size="12pt" officeooo:rsid="0018013e" officeooo:paragraph-rsid="0018013e" style:font-name-asian="Times New Roman1" style:font-size-asian="12pt" style:language-asian="en" style:country-asian="GB" style:font-name-complex="Times New Roman1" style:font-size-complex="12pt"/>
    </style:style>
    <style:style style:name="P24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111111" fo:font-size="12pt" fo:font-weight="bold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P25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111111" fo:font-size="12pt" fo:font-weight="bold" officeooo:paragraph-rsid="00164764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P26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111111" fo:font-size="12pt" fo:font-weight="bold" officeooo:rsid="0018013e" officeooo:paragraph-rsid="0018013e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P27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111111" fo:font-size="12pt" style:font-name-asian="Times New Roman1" style:font-size-asian="12pt" style:language-asian="en" style:country-asian="GB" style:font-name-complex="Times New Roman1" style:font-size-complex="12pt"/>
    </style:style>
    <style:style style:name="P28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ff8251" fo:font-size="12pt" fo:font-style="italic" fo:font-weight="bold" style:font-name-asian="Times New Roman1" style:font-size-asian="12pt" style:language-asian="en" style:country-asian="GB" style:font-style-asian="italic" style:font-weight-asian="bold" style:font-name-complex="Times New Roman1" style:font-size-complex="12pt" style:font-style-complex="italic" loext:padding="0in" loext:border="none"/>
    </style:style>
    <style:style style:name="P29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</style:style>
    <style:style style:name="P30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officeooo:paragraph-rsid="0018013e"/>
    </style:style>
    <style:style style:name="P31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officeooo:paragraph-rsid="0018524e"/>
    </style:style>
    <style:style style:name="P32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text-align="center" style:justify-single-word="false" fo:background-color="#ffffff" style:vertical-align="baseline"/>
      <style:text-properties officeooo:paragraph-rsid="0018524e"/>
    </style:style>
    <style:style style:name="P33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reak-before="page" fo:background-color="#ffffff" style:vertical-align="baseline"/>
      <style:text-properties officeooo:paragraph-rsid="0018524e"/>
    </style:style>
    <style:style style:name="P34" style:family="paragraph" style:parent-style-name="Standard" style:list-style-name="WWNum1">
      <loext:graphic-properties draw:fill="solid" draw:fill-color="#ffffff"/>
      <style:paragraph-properties fo:margin-left="0.0835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fo:color="#111111" fo:font-size="12pt" officeooo:rsid="00164764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35" style:family="paragraph" style:parent-style-name="Standard">
      <loext:graphic-properties draw:fill="solid" draw:fill-color="#ffffff"/>
      <style:paragraph-properties fo:margin-left="0.0835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fo:color="#111111" fo:font-size="12pt" officeooo:rsid="00164764" officeooo:paragraph-rsid="00164764" style:font-name-asian="Times New Roman1" style:font-size-asian="12pt" style:language-asian="en" style:country-asian="GB" style:font-name-complex="Times New Roman1" style:font-size-complex="12pt"/>
    </style:style>
    <style:style style:name="P36" style:family="paragraph" style:parent-style-name="Standard">
      <loext:graphic-properties draw:fill="solid" draw:fill-color="#ffffff"/>
      <style:paragraph-properties fo:margin-left="0.0835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officeooo:paragraph-rsid="00164764"/>
    </style:style>
    <style:style style:name="P3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style:line-height-at-least="0.2665in" fo:text-indent="0in" style:auto-text-indent="false" fo:background-color="#ffffff" style:vertical-align="baseline"/>
      <style:text-properties officeooo:paragraph-rsid="00164764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paragraph-rsid="0018524e"/>
    </style:style>
    <style:style style:name="P39" style:family="paragraph" style:parent-style-name="st2">
      <style:text-properties officeooo:paragraph-rsid="0018013e"/>
    </style:style>
    <style:style style:name="P40" style:family="paragraph" style:parent-style-name="Heading_20_2">
      <style:text-properties officeooo:paragraph-rsid="0018524e"/>
    </style:style>
    <style:style style:name="P41" style:family="paragraph">
      <loext:graphic-properties draw:fill="solid" draw:fill-color="#ff8251"/>
      <style:paragraph-properties fo:text-align="center"/>
    </style:style>
    <style:style style:name="T1" style:family="text">
      <style:text-properties fo:color="#111111" fo:font-size="22pt" officeooo:rsid="00163417" style:font-name-asian="Times New Roman1" style:font-size-asian="22pt" style:language-asian="en" style:country-asian="GB" style:font-size-complex="22pt"/>
    </style:style>
    <style:style style:name="T2" style:family="text">
      <style:text-properties fo:color="#111111" style:font-name-asian="Times New Roman1" style:language-asian="en" style:country-asian="GB"/>
    </style:style>
    <style:style style:name="T3" style:family="text">
      <style:text-properties fo:color="#111111" officeooo:rsid="00163417" style:font-name-asian="Times New Roman1" style:language-asian="en" style:country-asian="GB"/>
    </style:style>
    <style:style style:name="T4" style:family="text">
      <style:text-properties fo:color="#111111" fo:font-size="12pt" style:font-name-asian="Times New Roman1" style:font-size-asian="12pt" style:language-asian="en" style:country-asian="GB" style:font-name-complex="Times New Roman1" style:font-size-complex="12pt"/>
    </style:style>
    <style:style style:name="T5" style:family="text">
      <style:text-properties fo:color="#111111" fo:font-size="12pt" officeooo:rsid="00164764" style:font-name-asian="Times New Roman1" style:font-size-asian="12pt" style:language-asian="en" style:country-asian="GB" style:font-name-complex="Times New Roman1" style:font-size-complex="12pt"/>
    </style:style>
    <style:style style:name="T6" style:family="text">
      <style:text-properties fo:color="#111111" fo:font-size="12pt" officeooo:rsid="0018013e" style:font-name-asian="Times New Roman1" style:font-size-asian="12pt" style:language-asian="en" style:country-asian="GB" style:font-name-complex="Times New Roman1" style:font-size-complex="12pt"/>
    </style:style>
    <style:style style:name="T7" style:family="text">
      <style:text-properties fo:color="#111111" fo:font-size="12pt" officeooo:rsid="0018524e" style:font-name-asian="Times New Roman1" style:font-size-asian="12pt" style:language-asian="en" style:country-asian="GB" style:font-name-complex="Times New Roman1" style:font-size-complex="12pt"/>
    </style:style>
    <style:style style:name="T8" style:family="text">
      <style:text-properties fo:color="#111111" fo:font-size="12pt" fo:font-weight="bold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T9" style:family="text">
      <style:text-properties fo:color="#111111" fo:font-size="12pt" fo:font-weight="bold" officeooo:rsid="00164764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T10" style:family="text">
      <style:text-properties fo:color="#111111" fo:font-size="12pt" fo:font-weight="bold" officeooo:rsid="0018013e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T11" style:family="text">
      <style:text-properties fo:color="#111111" fo:font-size="12pt" fo:font-weight="bold" officeooo:rsid="0018524e" style:font-name-asian="Times New Roman1" style:font-size-asian="12pt" style:language-asian="en" style:country-asian="GB" style:font-weight-asian="bold" style:font-name-complex="Times New Roman1" style:font-size-complex="12pt" style:font-weight-complex="bold"/>
    </style:style>
    <style:style style:name="T12" style:family="text">
      <style:text-properties fo:color="#111111" fo:font-size="12pt" fo:font-style="italic" style:font-name-asian="Times New Roman1" style:font-size-asian="12pt" style:language-asian="en" style:country-asian="GB" style:font-style-asian="italic" style:font-name-complex="Times New Roman1" style:font-size-complex="12pt" style:font-style-complex="italic" loext:padding="0in" loext:border="none"/>
    </style:style>
    <style:style style:name="T13" style:family="text">
      <style:text-properties fo:color="#111111" fo:font-size="12pt" fo:font-style="italic" officeooo:rsid="0018013e" style:font-name-asian="Times New Roman1" style:font-size-asian="12pt" style:language-asian="en" style:country-asian="GB" style:font-style-asian="italic" style:font-name-complex="Times New Roman1" style:font-size-complex="12pt" style:font-style-complex="italic" loext:padding="0in" loext:border="none"/>
    </style:style>
    <style:style style:name="T14" style:family="text">
      <style:text-properties fo:color="#111111" fo:font-size="12pt" fo:font-weight="normal" officeooo:rsid="0018524e" style:font-name-asian="Times New Roman1" style:font-size-asian="12pt" style:language-asian="en" style:country-asian="GB" style:font-weight-asian="normal" style:font-name-complex="Times New Roman1" style:font-size-complex="12pt" style:font-weight-complex="normal"/>
    </style:style>
    <style:style style:name="T15" style:family="text">
      <style:text-properties fo:color="#ff8150" fo:font-size="14pt" fo:font-weight="bold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T16" style:family="text">
      <style:text-properties fo:color="#ff8150" style:font-name="Calibri" fo:font-size="14pt" fo:font-weight="bold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T17" style:family="text">
      <style:text-properties fo:color="#ff8251" fo:font-size="12pt" fo:font-style="italic" fo:font-weight="bold" style:font-name-asian="Times New Roman1" style:font-size-asian="12pt" style:language-asian="en" style:country-asian="GB" style:font-style-asian="italic" style:font-weight-asian="bold" style:font-name-complex="Times New Roman1" style:font-size-complex="12pt" style:font-style-complex="italic" loext:padding="0in" loext:border="none"/>
    </style:style>
    <style:style style:name="T18" style:family="text">
      <style:text-properties fo:color="#ff8251" fo:font-size="12pt" fo:font-style="italic" fo:font-weight="bold" officeooo:rsid="00164764" style:font-name-asian="Times New Roman1" style:font-size-asian="12pt" style:language-asian="en" style:country-asian="GB" style:font-style-asian="italic" style:font-weight-asian="bold" style:font-name-complex="Times New Roman1" style:font-size-complex="12pt" style:font-style-complex="italic" loext:padding="0in" loext:border="none"/>
    </style:style>
    <style:style style:name="T19" style:family="text">
      <style:text-properties fo:color="#ff8251" fo:font-size="12pt" fo:font-style="italic" fo:font-weight="bold" officeooo:rsid="0018013e" style:font-name-asian="Times New Roman1" style:font-size-asian="12pt" style:language-asian="en" style:country-asian="GB" style:font-style-asian="italic" style:font-weight-asian="bold" style:font-name-complex="Times New Roman1" style:font-size-complex="12pt" style:font-style-complex="italic" loext:padding="0in" loext:border="none"/>
    </style:style>
    <style:style style:name="T20" style:family="text">
      <style:text-properties officeooo:rsid="00164764"/>
    </style:style>
    <style:style style:name="T21" style:family="text">
      <style:text-properties fo:color="#6b7886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666666" fo:font-size="12pt" fo:font-style="normal" fo:font-weight="normal" officeooo:rsid="00164764" style:font-name-asian="Times New Roman1" style:font-size-asian="12pt" style:language-asian="en" style:country-asian="GB" style:font-style-asian="normal" style:font-weight-asian="normal" style:font-name-complex="Times New Roman1" style:font-size-complex="12pt" style:font-style-complex="normal" style:font-weight-complex="normal" loext:padding="0in" loext:border="none"/>
    </style:style>
    <style:style style:name="T24" style:family="text">
      <style:text-properties fo:color="#666666" fo:font-size="12pt" fo:font-style="normal" fo:font-weight="normal" officeooo:rsid="0018013e" style:font-name-asian="Times New Roman1" style:font-size-asian="12pt" style:language-asian="en" style:country-asian="GB" style:font-style-asian="normal" style:font-weight-asian="normal" style:font-name-complex="Times New Roman1" style:font-size-complex="12pt" style:font-style-complex="normal" style:font-weight-complex="normal" loext:padding="0in" loext:border="none"/>
    </style:style>
    <style:style style:name="T25" style:family="text">
      <style:text-properties fo:color="#666666" fo:font-size="12pt" fo:font-style="normal" style:text-underline-style="none" fo:font-weight="normal" officeooo:rsid="00164764" style:font-name-asian="Times New Roman1" style:font-size-asian="12pt" style:language-asian="en" style:country-asian="GB" style:font-style-asian="normal" style:font-weight-asian="normal" style:font-name-complex="Times New Roman1" style:font-size-complex="12pt" style:font-style-complex="normal" style:font-weight-complex="normal" loext:padding="0in" loext:border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 loext:padding="0in" loext:border="none"/>
    </style:style>
    <style:style style:name="T28" style:family="text">
      <style:text-properties fo:font-weight="bold" officeooo:rsid="0018524e" style:font-weight-asian="bold" style:font-weight-complex="bold"/>
    </style:style>
    <style:style style:name="T29" style:family="text">
      <style:text-properties fo:font-weight="bold" style:font-name-asian="Arial" style:font-weight-asian="bold" style:font-name-complex="Arial" style:font-weight-complex="bold"/>
    </style:style>
    <style:style style:name="T30" style:family="text">
      <style:text-properties officeooo:rsid="0018524e"/>
    </style:style>
    <style:style style:name="gr1" style:family="graphic">
      <style:graphic-properties draw:stroke="none" svg:stroke-width="0in" draw:fill="solid" draw:fill-color="#ff8251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leg Kukil</text:span><text:span text:style-name="T2"><text:line-break/></text:span><text:span text:style-name="T3">Ivano-Frankivsk</text:span><text:span text:style-name="T2"><text:line-break/></text:span><text:span text:style-name="T3">nine 5 nine 11 43 nine 6</text:span><text:span text:style-name="T2"><text:line-break/></text:span><text:a xlink:type="simple" xlink:href="mailto:oleggg.normal@gmail.com" text:style-name="Internet_20_link" text:visited-style-name="Visited_20_Internet_20_Link"><text:span text:style-name="T3">oleggg.normal@gmail.com</text:span></text:a></text:p>
      <text:p text:style-name="P9"><text:span text:style-name="T3"/></text:p>
      <text:p text:style-name="P10"><text:span text:style-name="T15">Personal statement</text:span></text:p>
      <text:p text:style-name="P8">Young web-developer from Precarpathian capital of Ukraine Ivano-Frankivks. Was studying in famous College of Electronic Devices from 2009 to 2013 years. <text:span text:style-name="T20">Then began his journey into the world of internet.</text:span></text:p>
      <text:p text:style-name="P8"/>
      <text:p text:style-name="P4">Core skills</text:p>
      <text:p text:style-name="P1"><draw:rect text:anchor-type="as-char" svg:y="0in" draw:z-index="0" draw:style-name="gr1" draw:text-style-name="P41" svg:width="0.0012in" svg:height="0.0524in"><text:p/></draw:rect></text:p>
      <text:list xml:id="list2345266667296655235" text:style-name="WWNum1">
        <text:list-item>
          <text:p text:style-name="P17"><text:span text:style-name="T20">Good programming skills, </text:span>development knowledge <text:span text:style-name="T20">in servers, </text:span>databases <text:span text:style-name="T20">and other helpers programs</text:span></text:p>
        </text:list-item>
        <text:list-item>
          <text:p text:style-name="P21">Strong independent thinking and solving problems is simplest ways</text:p>
        </text:list-item>
        <text:list-item>
          <text:p text:style-name="P21">Years of experience with back-end development and system administration</text:p>
          <text:p text:style-name="P34"/>
        </text:list-item>
      </text:list>
      <text:p text:style-name="P12"><text:span text:style-name="T15">Work history </text:span></text:p>
      <text:p text:style-name="P12"><text:span text:style-name="T10">Full Stack </text:span><text:span text:style-name="T8">Developer – </text:span><text:span text:style-name="T10">Softjourn</text:span><text:span text:style-name="T8">, </text:span><text:span text:style-name="T10">Ivano-Frankivs’k</text:span><text:span text:style-name="T4"><text:line-break/></text:span><text:span text:style-name="T17">(August 20</text:span><text:span text:style-name="T19">14</text:span><text:span text:style-name="T17"> – </text:span><text:span text:style-name="T19">June </text:span><text:span text:style-name="T17">201</text:span><text:span text:style-name="T19">6</text:span><text:span text:style-name="T17">) </text:span><text:span text:style-name="T23">(</text:span><text:span text:style-name="T24">22</text:span><text:span text:style-name="T23"> months)</text:span></text:p>
      <text:p text:style-name="P25">Duties</text:p>
      <text:list xml:id="list5740417388965939001" text:style-name="WWNum4">
        <text:list-item>
          <text:p text:style-name="P23">Experience with Backbone.js front-end development</text:p>
        </text:list-item>
        <text:list-item>
          <text:p text:style-name="P23">Working with adaptive HTML layout for different devices</text:p>
        </text:list-item>
        <text:list-item>
          <text:p text:style-name="P23">Experience with back-end PHP programming and DB design</text:p>
        </text:list-item>
        <text:list-item>
          <text:p text:style-name="P23">Maintaining server infrastructure and deploying code</text:p>
        </text:list-item>
        <text:list-item>
          <text:p text:style-name="P23">Experience with different service providers APIs</text:p>
        </text:list-item>
        <text:list-item>
          <text:p text:style-name="P23">Good knowledge of Angular 1.* development</text:p>
        </text:list-item>
        <text:list-item>
          <text:p text:style-name="P23">REST API engineering on Node.js + Mongo DB</text:p>
        </text:list-item>
        <text:list-item>
          <text:p text:style-name="P23">Linux System Administration </text:p>
        </text:list-item>
      </text:list>
      <text:p text:style-name="P11"><text:soft-page-break/><text:span text:style-name="T8"/></text:p>
      <text:p text:style-name="P11"><text:span text:style-name="T9">Junior PHP/HTML Developer – Ukietech, Ivano-Frankivs’k</text:span><text:span text:style-name="T4"><text:line-break/></text:span><text:span text:style-name="T17">(</text:span><text:span text:style-name="T19">December</text:span><text:span text:style-name="T17"> 20</text:span><text:span text:style-name="T18">13</text:span><text:span text:style-name="T17"> – </text:span><text:span text:style-name="T19">June </text:span><text:span text:style-name="T17">201</text:span><text:span text:style-name="T19">4</text:span><text:span text:style-name="T17">) </text:span><text:span text:style-name="T23">(</text:span><text:span text:style-name="T24">6</text:span><text:span text:style-name="T23"> months)</text:span></text:p>
      <text:p text:style-name="P25">Duties</text:p>
      <text:list xml:id="list144722472520439" text:continue-numbering="true" text:style-name="WWNum4">
        <text:list-item>
          <text:p text:style-name="P20">Working <text:span text:style-name="T20">with command of developers on clients projects</text:span></text:p>
        </text:list-item>
        <text:list-item>
          <text:p text:style-name="P22">Integrating Sphinx realtime search into site search</text:p>
        </text:list-item>
        <text:list-item>
          <text:p text:style-name="P22">Integrating Phinx PHP migrations to existing code of site</text:p>
        </text:list-item>
        <text:list-item>
          <text:p text:style-name="P22">Developing HTML/CSS layout due to given tasks</text:p>
        </text:list-item>
      </text:list>
      <text:p text:style-name="P35"/>
      <text:p text:style-name="P36"><text:a xlink:type="simple" xlink:href="http://uamodna.com/" text:style-name="Internet_20_link" text:visited-style-name="Visited_20_Internet_20_Link"><text:span text:style-name="T5"/></text:a></text:p>
      <text:p text:style-name="P36"><text:span text:style-name="T5"/></text:p>
      <text:p text:style-name="P11"><text:span text:style-name="T9">Junior PHP Developer – Lezgro, Ivano-Frankivs’k</text:span><text:span text:style-name="T4"><text:line-break/></text:span><text:span text:style-name="T17">(</text:span><text:span text:style-name="T18">May</text:span><text:span text:style-name="T17"> 20</text:span><text:span text:style-name="T18">13</text:span><text:span text:style-name="T17"> – </text:span><text:span text:style-name="T18">July</text:span><text:span text:style-name="T17"> </text:span><text:span text:style-name="T18">2013</text:span><text:span text:style-name="T17">) </text:span><text:span text:style-name="T23">(2 months)</text:span></text:p>
      <text:p text:style-name="P25">Duties</text:p>
      <text:list xml:id="list144722600558611" text:continue-numbering="true" text:style-name="WWNum4">
        <text:list-item>
          <text:p text:style-name="P20">Working <text:span text:style-name="T20">on clients projects with custom writed code.</text:span></text:p>
        </text:list-item>
        <text:list-item>
          <text:p text:style-name="P22">Working with projects writed on Yii, Zend</text:p>
        </text:list-item>
      </text:list>
      <text:p text:style-name="P37"><text:span text:style-name="T5"/></text:p>
      <text:p text:style-name="P37"><text:span text:style-name="T9"/></text:p>
      <text:p text:style-name="P37"><text:span text:style-name="T9"/></text:p>
      <text:p text:style-name="P11"><text:span text:style-name="T9">Junior PHP Developer – TimTek, Ivano-Frankivs’k</text:span><text:span text:style-name="T4"><text:line-break/></text:span><text:span text:style-name="T17">(</text:span><text:span text:style-name="T18">January</text:span><text:span text:style-name="T17"> 20</text:span><text:span text:style-name="T18">13</text:span><text:span text:style-name="T17"> – </text:span><text:span text:style-name="T18">February</text:span><text:span text:style-name="T17"> 201</text:span><text:span text:style-name="T18">3</text:span><text:span text:style-name="T17">) </text:span><text:span text:style-name="T25">(1 month)</text:span></text:p>
      <text:p text:style-name="P27"><text:span text:style-name="T27">Duties</text:span></text:p>
      <text:list xml:id="list144723126519086" text:continue-numbering="true" text:style-name="WWNum4">
        <text:list-item>
          <text:p text:style-name="P22">Developing Internet forum on Codeingiter</text:p>
        </text:list-item>
      </text:list>
      <text:p text:style-name="P37"><text:span text:style-name="T4"/></text:p>
      <text:p text:style-name="P2"><text:span text:style-name="T4"><text:line-break/></text:span><text:span text:style-name="T16">Education</text:span></text:p>
      <text:p text:style-name="P1"><draw:rect text:anchor-type="as-char" svg:y="0in" draw:z-index="1" draw:style-name="gr1" draw:text-style-name="P41" svg:width="0.0012in" svg:height="0.0524in"><text:p/></draw:rect></text:p>
      <text:p text:style-name="P26">College of Electronic Devies</text:p>
      <text:p text:style-name="P30"><text:span text:style-name="T12">(200</text:span><text:span text:style-name="T13">9</text:span><text:span text:style-name="T12"> – 20</text:span><text:span text:style-name="T13">13</text:span><text:span text:style-name="T12">)</text:span><text:span text:style-name="T4"><text:line-break/></text:span><text:span text:style-name="T6">Junior specialist in </text:span><text:span text:style-name="T7">Automated Systems Design</text:span></text:p>
      <text:p text:style-name="P30"><text:span text:style-name="T7"/></text:p>
      <text:p text:style-name="P30"><text:span text:style-name="T7"/></text:p>
      <text:p text:style-name="P33"><text:span text:style-name="T16">Proffessional skills</text:span></text:p>
      <text:p text:style-name="P32"><draw:rect text:anchor-type="as-char" svg:y="0in" draw:z-index="2" draw:style-name="gr1" draw:text-style-name="P41" svg:width="0.0012in" svg:height="0.0524in"><text:p/></draw:rect></text:p>
      <text:p text:style-name="P38"><text:span text:style-name="T26">PHP</text:span> – 4 years of experience</text:p>
      <text:p text:style-name="P15"><text:span text:style-name="T26">Linux </text:span>– 4 years of experience</text:p>
      <text:p text:style-name="P15"><text:span text:style-name="T26">Javascript, Node.js</text:span> – 2 years of experience</text:p>
      <text:p text:style-name="P15"><text:span text:style-name="T26">Yii, </text:span><text:span text:style-name="T28">Phalcon</text:span> – 1 year of experience</text:p>
      <text:p text:style-name="P15"><text:span text:style-name="T26">Angular</text:span> – <text:span text:style-name="T22">1 year of experience</text:span></text:p>
      <text:p text:style-name="P31"><text:span text:style-name="T11">Python</text:span><text:span text:style-name="T7"> – begginer, learning in progress</text:span></text:p>
      <text:p text:style-name="P31"><text:span text:style-name="T7"/></text:p>
      <text:p text:style-name="P31"><text:span text:style-name="T7"/></text:p>
      <text:p text:style-name="P16"><text:span text:style-name="T16">Languages</text:span></text:p>
      <text:p text:style-name="P15"><text:span text:style-name="T16"/></text:p>
      <text:p text:style-name="P15"><text:span text:style-name="T26">Ukrainian </text:span>— native</text:p>
      <text:p text:style-name="P15"><text:span text:style-name="T26">Rusian </text:span><text:span text:style-name="T22">— middle</text:span></text:p>
      <text:p text:style-name="P31"><text:span text:style-name="T11">English</text:span><text:span text:style-name="T14"> — upper intermediate</text:span></text:p>
      <text:p text:style-name="P2"><text:span text:style-name="T8"/>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st2" style:family="paragraph" style:parent-style-name="Standard">
      <style:paragraph-properties fo:margin-top="0in" fo:margin-bottom="0in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3307in" fo:margin-bottom="0.1654in" loext:contextual-spacing="false" fo:text-indent="0in" style:auto-text-indent="false" fo:padding="0in" fo:border-left="none" fo:border-right="none" fo:border-top="none" fo:border-bottom="0.11pt solid #c0c0c0"/>
      <style:text-properties style:use-window-font-color="true" fo:font-size="16pt" fo:font-style="normal" fo:font-weight="bold" style:font-size-asian="16pt" style:font-style-asian="normal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2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2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2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e Bruce</meta:initial-creator>
    <meta:editing-cycles>3</meta:editing-cycles>
    <meta:creation-date>2015-11-23T15:59:00</meta:creation-date>
    <dc:date>2016-09-24T14:47:21.664914466</dc:date>
    <meta:editing-duration>PT47M39S</meta:editing-duration>
    <meta:generator>LibreOffice/5.1.4.2$Linux_X86_64 LibreOffice_project/10m0$Build-2</meta:generator>
    <meta:document-statistic meta:table-count="0" meta:image-count="0" meta:object-count="0" meta:page-count="3" meta:paragraph-count="49" meta:word-count="300" meta:character-count="2043" meta:non-whitespace-character-count="1786"/>
    <meta:user-defined meta:name="AppVersion">15.0000</meta:user-defined>
    <meta:user-defined meta:name="Company">Trinity Mirror P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